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literal">
          <text:span text:style-name="rststyle-string">
            <text:span text:style-name="rststyle-double">"Merhaba\ndünya"</text:span>
          </text:span>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p text:style-name="rststyle-textbody">Çift tırnak (<text:span text:style-name="rststyle-strong">"</text:span>) içine yazılmış yazılardaki değişkenler işlenirken tek tırnak (<text:span text:style-name="rststyle-strong">'</text:span>) içindekiler işlenmez. Örneğin:</text:p>
        <ns0:p ns0:style-name="rststyle-codeblock">var=12<ns0:line-break/>echo "$var"<ns0:line-break/>echo '$var'<ns0:line-break/>-&gt; 12<ns0:line-break/>-&gt; $var</ns0:p>
        <text:span text:style-name="rststyle-name">
          <text:span text:style-name="rststyle-variable">var</text:span>
        </text:span>
        <text:span text:style-name="rststyle-operator">=</text:span>
        <text:span text:style-name="rststyle-literal">
          <text:span text:style-name="rststyle-number">12</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var</text:span>
        </text:span>
        <text:span text:style-name="rststyle-literal">
          <text:span text:style-name="rststyle-string">
            <text:span text:style-name="rststyle-double">"</text:span>
          </text:span>
        </text:span>
        <text:span text:style-name="rststyle-name">
          <text:span text:style-name="rststyle-builtin">echo</text:span>
        </text:span>
        <text:span text:style-name="rststyle-literal">
          <text:span text:style-name="rststyle-string">
            <text:span text:style-name="rststyle-single">'$var'</text:span>
          </text:span>
        </text:span>
        <text:span text:style-name="rststyle-literal">
          <text:span text:style-name="rststyle-number">12</text:span>
        </text:span>
        <text:span text:style-name="rststyle-name">
          <text:span text:style-name="rststyle-variable">$var</text:span>
        </text:span>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literal">
          <text:span text:style-name="rststyle-number">2</text:span>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literal">
          <text:span text:style-name="rststyle-number">2</text:span>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name">
          <text:span text:style-name="rststyle-variable">sayi</text:span>
        </text:span>
        <text:span text:style-name="rststyle-operator">=</text:span>
        <text:span text:style-name="rststyle-literal">
          <text:span text:style-name="rststyle-number">23</text:span>
        </text:span>
        <text:span text:style-name="rststyle-name">
          <text:span text:style-name="rststyle-builtin">export</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literal">
          <text:span text:style-name="rststyle-number">3</text:span>
        </text:span>
        <text:span text:style-name="rststyle-literal">
          <text:span text:style-name="rststyle-number">5</text:span>
        </text:span>
        <text:span text:style-name="rststyle-comment">
          <text:span text:style-name="rststyle-single"># her piri arasında boşluk gerekli
</text:span>
        </text:span>
        <text:span text:style-name="rststyle-literal">
          <text:span text:style-name="rststyle-number">8</text:span>
        </text:span>
        <text:span text:style-name="rststyle-name">
          <text:span text:style-name="rststyle-builtin">echo</text:span>
        </text:span>
        <text:span text:style-name="rststyle-literal">
          <text:span text:style-name="rststyle-number">6</text:span>
        </text:span>
        <text:span text:style-name="rststyle-punctuation">|</text:span>
        <text:span text:style-name="rststyle-comment">
          <text:span text:style-name="rststyle-single"># Burada -l virgüllü sayılar için kullanılır.
</text:span>
        </text:span>
        <text:span text:style-name="rststyle-literal">
          <text:span text:style-name="rststyle-number">5</text:span>
        </text:span>
        <text:span text:style-name="rststyle-literal">
          <text:span text:style-name="rststyle-string">
            <text:span text:style-name="rststyle-double">"print(10/2)"</text:span>
          </text:span>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küç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büy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abc}</text:p>
            </table:table-cell>
            <table:table-cell table:style-name="rststyle-rststyle-table-2.A1" office:value-type="string">
              <text:p text:style-name="rststyle-textbody">var tanımlıysı abc dördürür.</text:p>
            </table:table-cell>
            <table:table-cell table:style-name="rststyle-rststyle-table-2.A1" office:value-type="string">
              <text:p text:style-name="rststyle-textbody">abc</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literal">
          <text:span text:style-name="rststyle-number">4</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p text:style-name="rststyle-textbody">Diziler eleman indisleri ile kullanmanın yanında şu şekilde de tanımlanabilir.</text:p>
        <ns0:p ns0:style-name="rststyle-codeblock">declare -A dizi<ns0:line-break/>dizi=([kirmizi]=elma [sari]=muz [yesil]=limon [turuncu]=portakal)<ns0:line-break/>for isim in ${!dizi[@]} ; do<ns0:line-break/><ns0:s ns0:c="4"/>echo -n "$isim "<ns0:line-break/>done<ns0:line-break/>echo<ns0:line-break/>-&gt; turuncu yesil sari kirmizi<ns0:line-break/>for isim in ${dizi[@]} ; do<ns0:line-break/><ns0:s ns0:c="4"/>echo -n "$isim "<ns0:line-break/>done<ns0:line-break/>echo<ns0:line-break/>-&gt; portakal limon muz elma<ns0:line-break/>echo ${dizi[kirmizi]}<ns0:line-break/>-&gt; elma</ns0:p>
        <text:span text:style-name="rststyle-name">
          <text:span text:style-name="rststyle-builtin">declare</text:span>
        </text:span>
        <text:span text:style-name="rststyle-name">
          <text:span text:style-name="rststyle-variable">dizi</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keyword">for</text:span>
        <text:span text:style-name="rststyle-keyword">in</text:span>
        <text:span text:style-name="rststyle-literal">
          <text:span text:style-name="rststyle-string">
            <text:span text:style-name="rststyle-interpol">${</text:span>
          </text:span>
        </text:span>
        <text:span text:style-name="rststyle-punctuation">!dizi[@]</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keyword">for</text:span>
        <text:span text:style-name="rststyle-keyword">in</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kirmizi]</text:span>
        <text:span text:style-name="rststyle-literal">
          <text:span text:style-name="rststyle-string">
            <text:span text:style-name="rststyle-interpol">}</text:span>
          </text:span>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name">
          <text:span text:style-name="rststyle-builtin">echo</text:span>
        </text:span>
        <text:span text:style-name="rststyle-name">
          <text:span text:style-name="rststyle-variable">$deger</text:span>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punctuation">;</text:span>
        <text:span text:style-name="rststyle-keyword">then</text:span>
        <text:span text:style-name="rststyle-keyword">elif</text:span>
        <text:span text:style-name="rststyle-punctuation">;</text:span>
        <text:span text:style-name="rststyle-keyword">then</text:span>
        <text:span text:style-name="rststyle-keyword">else</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keyword">if</text:span>
        <text:span text:style-name="rststyle-operator">[[</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Veri 10'dan küçük"</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Veri 10'dan büyük veya 10a eşit"</text:span>
          </text:span>
        </text:span>
        <text:span text:style-name="rststyle-keyword">fi</text:span>
        <text:span text:style-name="rststyle-literal">
          <text:span text:style-name="rststyle-number">9</text:span>
        </text:span>
        <text:span text:style-name="rststyle-literal">
          <text:span text:style-name="rststyle-number">10</text:span>
        </text:span>
        <text:span text:style-name="rststyle-literal">
          <text:span text:style-name="rststyle-string">
            <text:span text:style-name="rststyle-single">'dan küçük
&lt;- 15
-&gt; Veri 10'</text:span>
          </text:span>
        </text:span>
        <text:p text:style-name="rststyle-textbody"><text:span text:style-name="rststyle-strong">[[</text:span> yerleşiği ile ilgili başlıca ifadeleri ve kullanımlarını aşağıda tablo olarak ifade ettim. <text:span text:style-name="rststyle-strong">[</text:span> bir komutken <text:span text:style-name="rststyle-strong">[[</text:span> bir yerleşiktir. <text:span text:style-name="rststyle-strong">[</text:span> ayrı bir süreç olarak çalıştırılır. Bu yüzden <text:span text:style-name="rststyle-strong">[[</text:span> kullanmanızı tavsiye eder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operator">&amp;&amp;</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operator">||</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comment">
          <text:span text:style-name="rststyle-single">#bunun ile aynı anlama gelir:
</text:span>
        </text:span>
        <text:span text:style-name="rststyle-keyword">if</text:span>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keyword">i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meyve"</text:span>
          </text:span>
        </text:span>
        <text:span text:style-name="rststyle-punctuatio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sebze"</text:span>
          </text:span>
        </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hayvan"</text:span>
          </text:span>
        </text:span>
        <text:span text:style-name="rststyle-operator">)</text:span>
        <text:span text:style-name="rststyle-name">
          <text:span text:style-name="rststyle-builtin">echo</text:span>
        </text:span>
        <text:span text:style-name="rststyle-literal">
          <text:span text:style-name="rststyle-string">
            <text:span text:style-name="rststyle-double">"hiçbiri"</text:span>
          </text:span>
        </text:span>
        <text:span text:style-name="rststyle-punctuation">;;</text:span>
        <text:span text:style-name="rststyle-keyword">esac</text:span>
        <text:span text:style-name="rststyle-comment">
          <text:span text:style-name="rststyle-single"># Şununla aynıdır:
</text:span>
        </text:span>
        <text:span text:style-name="rststyle-keyword">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elma"</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kiraz"</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meyv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patates"</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soğan"</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sebz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balık"</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hayvan"</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hiçbiri"</text:span>
          </text:span>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punctuation">;</text:span>
        <text:span text:style-name="rststyle-keyword">do</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keyword">while</text:span>
        <text:span text:style-name="rststyle-operator">[[</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comment">
          <text:span text:style-name="rststyle-single"># sayıyı yazıya çevirip sonuna yanına boşluk koyduk
</text:span>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text:span>
        </text:span>
        <text:span text:style-name="rststyle-keyword">done</text:span>
        <text:span text:style-name="rststyle-name">
          <text:span text:style-name="rststyle-builtin">echo</text:span>
        </text:span>
        <text:span text:style-name="rststyle-comment">
          <text:span text:style-name="rststyle-single"># en son alt satıra geçmesi için
</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keyword">in</text:span>
        <text:span text:style-name="rststyle-punctuation">;</text:span>
        <text:span text:style-name="rststyle-keyword">do</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keyword">in</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keyword">in</text:span>
        <text:span text:style-name="rststyle-operator">{</text:span>
        <text:span text:style-name="rststyle-literal">
          <text:span text:style-name="rststyle-number">1</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keyword">return</text:span>
        <text:span text:style-name="rststyle-operator">}</text:span>
        <text:span text:style-name="rststyle-comment">
          <text:span text:style-name="rststyle-single"># veya
</text:span>
        </text:span>
        <text:span text:style-name="rststyle-keyword">function</text:span>
        <text:span text:style-name="rststyle-operator">(){</text:span>
        <text:span text:style-name="rststyle-keyword">return</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operator">(){</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keyword">return</text:span>
        <text:span text:style-name="rststyle-literal">
          <text:span text:style-name="rststyle-number">0</text:span>
        </text:span>
        <text:span text:style-name="rststyle-name">
          <text:span text:style-name="rststyle-builtin">echo</text:span>
        </text:span>
        <text:span text:style-name="rststyle-literal">
          <text:span text:style-name="rststyle-string">
            <text:span text:style-name="rststyle-double">"Bu satır çalışmaz"</text:span>
          </text:span>
        </text:span>
        <text:span text:style-name="rststyle-operator">}</text:span>
        <text:span text:style-name="rststyle-literal">
          <text:span text:style-name="rststyle-number">1</text:span>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operator">(){</text:span>
        <text:span text:style-name="rststyle-name">
          <text:span text:style-name="rststyle-builtin">local</text:span>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ve yerel hale getirdik.
</text:span>
        </text:span>
        <text:span text:style-name="rststyle-keyword">return</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comment">
          <text:span text:style-name="rststyle-single"># sayının 2 ile bölümünden kalanı döndürdük
</text:span>
        </text:span>
        <text:span text:style-name="rststyle-operator">}</text:span>
        <text:span text:style-name="rststyle-keyword">if</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tek sayıdır"</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çift sayıdır"</text:span>
          </text:span>
        </text:span>
        <text:span text:style-name="rststyle-keyword">fi</text:span>
        <text:span text:style-name="rststyle-literal">
          <text:span text:style-name="rststyle-number">12</text:span>
        </text:span>
        <text:span text:style-name="rststyle-literal">
          <text:span text:style-name="rststyle-number">5</text:span>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unset</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literal">
          <text:span text:style-name="rststyle-string">
            <text:span text:style-name="rststyle-double">"satır 1"</text:span>
          </text:span>
        </text:span>
        <text:span text:style-name="rststyle-literal">
          <text:span text:style-name="rststyle-string">
            <text:span text:style-name="rststyle-double">"satır 2"</text:span>
          </text:span>
        </text:span>
        <text:span text:style-name="rststyle-comment">
          <text:span text:style-name="rststyle-single"># yanlış yazılan satır fakat devam edecek
</text:span>
        </text:span>
        <text:span text:style-name="rststyle-name">
          <text:span text:style-name="rststyle-builtin">echo</text:span>
        </text:span>
        <text:span text:style-name="rststyle-literal">
          <text:span text:style-name="rststyle-string">
            <text:span text:style-name="rststyle-double">"satır 3"</text:span>
          </text:span>
        </text:span>
        <text:span text:style-name="rststyle-name">
          <text:span text:style-name="rststyle-builtin">set</text:span>
        </text:span>
        <text:span text:style-name="rststyle-literal">
          <text:span text:style-name="rststyle-string">
            <text:span text:style-name="rststyle-double">"satır 4"</text:span>
          </text:span>
        </text:span>
        <text:span text:style-name="rststyle-comment">
          <text:span text:style-name="rststyle-single"># yanlış yazılan satır çalışmayı durduracak
</text:span>
        </text:span>
        <text:span text:style-name="rststyle-name">
          <text:span text:style-name="rststyle-builtin">echo</text:span>
        </text:span>
        <text:span text:style-name="rststyle-literal">
          <text:span text:style-name="rststyle-string">
            <text:span text:style-name="rststyle-double">"satır 5"</text:span>
          </text:span>
        </text:span>
        <text:span text:style-name="rststyle-comment">
          <text:span text:style-name="rststyle-single"># bu satır çalışmayacak
</text:span>
        </text:span>
        <text:span text:style-name="rststyle-literal">
          <text:span text:style-name="rststyle-number">1</text:span>
        </text:span>
        <text:span text:style-name="rststyle-literal">
          <text:span text:style-name="rststyle-number">3</text:span>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keyword">)</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literal">
          <text:span text:style-name="rststyle-string">
            <text:span text:style-name="rststyle-double">"dünya"</text:span>
          </text:span>
        </text:span>
        <text:span text:style-name="rststyle-literal">
          <text:span text:style-name="rststyle-string">
            <text:span text:style-name="rststyle-double">"dünya"</text:span>
          </text:span>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literal">
          <text:span text:style-name="rststyle-string">&lt;&lt;EOF
Merhaba
dünya
EOF</text:span>
        </text:span>
        <text:span text:style-name="rststyle-comment">
          <text:span text:style-name="rststyle-single"># &lt; dosya.txt
# Bir dosyayı girdi olarak kullanır:
</text:span>
        </text:span>
        <text:span text:style-name="rststyle-keyword">while</text:span>
        <text:span text:style-name="rststyle-name">
          <text:span text:style-name="rststyle-builtin">read</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keyword">done</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12</text:span>
        </text:span>
        <text:span text:style-name="rststyle-literal">
          <text:span text:style-name="rststyle-number">25</text:span>
        </text:span>
        <text:span text:style-name="rststyle-literal">
          <text:span text:style-name="rststyle-number">37</text:span>
        </text:span>
        <text:span text:style-name="rststyle-operator">(){</text:span>
        <text:span text:style-name="rststyle-name">
          <text:span text:style-name="rststyle-builtin">echo</text:span>
        </text:span>
        <text:span text:style-name="rststyle-literal">
          <text:span text:style-name="rststyle-number">12</text:span>
        </text:span>
        <text:span text:style-name="rststyle-name">
          <text:span text:style-name="rststyle-builtin">echo</text:span>
        </text:span>
        <text:span text:style-name="rststyle-literal">
          <text:span text:style-name="rststyle-number">25</text:span>
        </text:span>
        <text:span text:style-name="rststyle-operator">}</text:span>
        <text:span text:style-name="rststyle-punctuation">|</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25</text:span>
        </text:span>
        <text:span text:style-name="rststyle-literal">
          <text:span text:style-name="rststyle-number">12</text:span>
        </text:span>
        <text:span text:style-name="rststyle-literal">
          <text:span text:style-name="rststyle-number">13</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name">
          <text:span text:style-name="rststyle-builtin">echo</text:span>
        </text:span>
        <text:span text:style-name="rststyle-literal">
          <text:span text:style-name="rststyle-number">12</text:span>
        </text:span>
        <text:span text:style-name="rststyle-operator">}</text:span>
        <text:span text:style-name="rststyle-punctuation">|</text:span>
        <text:span text:style-name="rststyle-literal">
          <text:span text:style-name="rststyle-number">13</text:span>
        </text:span>
        <text:span text:style-name="rststyle-comment">
          <text:span text:style-name="rststyle-single"># veya kısaca şu şekilde de yapılabilir.
</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punctuation">;</text:span>
        <text:span text:style-name="rststyle-name">
          <text:span text:style-name="rststyle-builtin">echo</text:span>
        </text:span>
        <text:span text:style-name="rststyle-literal">
          <text:span text:style-name="rststyle-number">12</text:span>
        </text:span>
        <text:span text:style-name="rststyle-punctuation">;</text:span>
        <text:span text:style-name="rststyle-operator">}</text:span>
        <text:span text:style-name="rststyle-punctuation">|</text:span>
        <text:span text:style-name="rststyle-literal">
          <text:span text:style-name="rststyle-number">13</text:span>
        </text:span>
      </text:section>
      <text:section text:name="Section14"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operator">}</text:span>
        <text:span text:style-name="rststyle-name">
          <text:span text:style-name="rststyle-builtin">echo</text:span>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comment">
          <text:span text:style-name="rststyle-single"># deneme.sh dosyası çalıştırılır.
</text:span>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operator">(</text:span>
        <text:span text:style-name="rststyle-operator">)</text:span>
        <text:span text:style-name="rststyle-comment">
          <text:span text:style-name="rststyle-single"># Örnekteki adrese takılmayın :D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50</text:span>
        </text:span>
        <text:span text:style-name="rststyle-literal">
          <text:span text:style-name="rststyle-number">100</text:span>
        </text:span>
      </text:section>
      <text:section text:name="Section15" text:style-name="Sect1">
        <text:h text:outline-level="1" text:style-name="rststyle-heading1">exec komutu</text:h>
        <text:p text:style-name="rststyle-textbody"><text:span text:style-name="rststyle-strong">exec</text:span> komutu betiğin bundan sonraki bölümünü çalıştırmak yerine hedefteki komut ile değiştirilmesini sağlar. <text:span text:style-name="rststyle-strong">exec</text:span> ile çalıştırılmış olan komut tamamlandığında betik tamamlanmış olur.</text:p>
        <ns0:p ns0:style-name="rststyle-codeblock">echo $$ # pid değeri yazdırır<ns0:line-break/>bash -c 'echo $$' # yeni süreç oluşturduğu için pid değeri farklıdır.<ns0:line-break/>exec bash -c 'echo $$' # mevcut komut ile değiştirildiği için pid değeri değişmez<ns0:line-break/>echo "hmm" # Bu kısım çalıştırılamaz.<ns0:line-break/>-&gt; 5755<ns0:line-break/>-&gt; 5756<ns0:line-break/>-&gt; 5755</ns0:p>
        <text:span text:style-name="rststyle-name">
          <text:span text:style-name="rststyle-builtin">echo</text:span>
        </text:span>
        <text:span text:style-name="rststyle-name">
          <text:span text:style-name="rststyle-variable">$$</text:span>
        </text:span>
        <text:span text:style-name="rststyle-comment">
          <text:span text:style-name="rststyle-single"># pid değeri yazdırır
</text:span>
        </text:span>
        <text:span text:style-name="rststyle-literal">
          <text:span text:style-name="rststyle-string">
            <text:span text:style-name="rststyle-single">'echo $$'</text:span>
          </text:span>
        </text:span>
        <text:span text:style-name="rststyle-comment">
          <text:span text:style-name="rststyle-single"># yeni süreç oluşturduğu için pid değeri farklıdır.
</text:span>
        </text:span>
        <text:span text:style-name="rststyle-name">
          <text:span text:style-name="rststyle-builtin">exec</text:span>
        </text:span>
        <text:span text:style-name="rststyle-literal">
          <text:span text:style-name="rststyle-string">
            <text:span text:style-name="rststyle-single">'echo $$'</text:span>
          </text:span>
        </text:span>
        <text:span text:style-name="rststyle-comment">
          <text:span text:style-name="rststyle-single"># mevcut komut ile değiştirildiği için pid değeri değişmez
</text:span>
        </text:span>
        <text:span text:style-name="rststyle-name">
          <text:span text:style-name="rststyle-builtin">echo</text:span>
        </text:span>
        <text:span text:style-name="rststyle-literal">
          <text:span text:style-name="rststyle-string">
            <text:span text:style-name="rststyle-double">"hmm"</text:span>
          </text:span>
        </text:span>
        <text:span text:style-name="rststyle-comment">
          <text:span text:style-name="rststyle-single"># Bu kısım çalıştırılamaz.
</text:span>
        </text:span>
        <text:span text:style-name="rststyle-literal">
          <text:span text:style-name="rststyle-number">5755</text:span>
        </text:span>
        <text:span text:style-name="rststyle-literal">
          <text:span text:style-name="rststyle-number">5756</text:span>
        </text:span>
        <text:span text:style-name="rststyle-literal">
          <text:span text:style-name="rststyle-number">5755</text:span>
        </text:span>
        <text:p text:style-name="rststyle-textbody"><text:span text:style-name="rststyle-strong">exec</text:span> komutunu doğrudan terminalde çalıştırırsanız ve komut tamamlanırsa terminaldeki süreç kapanacağı için terminal doğal olarak kapanacaktır.</text:p>
      </text:section>
      <text:section text:name="Section16"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1-11-30T13:58:44</meta:creation-date>
    <dc:creator>a</dc:creator>
    <dc:date>2021-11-30T13:58:44</dc:date>
    <dc:language>en-US</dc:language>
    <meta:editing-cycles>1</meta:editing-cycles>
    <meta:editing-duration>PT00M01S</meta:editing-duration>
    <dc:title>Bash dersi</dc:title>
  </office:meta>
</office:document-meta>
</file>